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7547" officeooo:paragraph-rsid="000d7547"/>
    </style:style>
    <style:style style:name="P2" style:family="paragraph" style:parent-style-name="Standard">
      <style:text-properties officeooo:rsid="000d7547" officeooo:paragraph-rsid="000d7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LACES PRACTICA 4<text:tab/><text:tab/>Isidro Pérez Padilla <text:tab/>2ºDAW</text:p>
      <text:p text:style-name="P2"/>
      <text:p text:style-name="P1">Figma -&gt; <text:a xlink:type="simple" xlink:href="https://www.figma.com/proto/N5fh2VQP5fjvTlltJt7rdk/Untitled?node-id=2%3A2&amp;scaling=min-zoom&amp;page-id=0%3A1" text:style-name="Internet_20_link" text:visited-style-name="Visited_20_Internet_20_Link">https://www.figma.com/proto/N5fh2VQP5fjvTlltJt7rdk/Untitled?node-id=2%3A2&amp;scaling=min-zoom&amp;page-id=0%3A1</text:a></text:p>
      <text:p text:style-name="Text_20_body">Figma movil -&gt; <text:a xlink:type="simple" xlink:href="https://www.figma.com/proto/N5fh2VQP5fjvTlltJt7rdk/Untitled?node-id=12%3A15&amp;scaling=min-zoom&amp;page-id=0%3A1" text:style-name="Internet_20_link" text:visited-style-name="Visited_20_Internet_20_Link">https://www.figma.com/proto/N5fh2VQP5fjvTlltJt7rdk/Untitled?node-id=12%3A15&amp;scaling=min-zoom&amp;page-id=0%3A1</text:a></text:p>
      <text:p text:style-name="Text_20_body">Hosting -&gt; <text:a xlink:type="simple" xlink:href="https://isiperezp.000webhostapp.com/" text:style-name="Internet_20_link" text:visited-style-name="Visited_20_Internet_20_Link">https://isiperezp.000webhostapp.com/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20:03:30.279982327</meta:creation-date>
    <dc:date>2022-01-28T20:05:52.806181745</dc:date>
    <meta:editing-duration>PT56S</meta:editing-duration>
    <meta:editing-cycles>1</meta:editing-cycles>
    <meta:document-statistic meta:table-count="0" meta:image-count="0" meta:object-count="0" meta:page-count="1" meta:paragraph-count="4" meta:word-count="17" meta:character-count="328" meta:non-whitespace-character-count="313"/>
    <meta:generator>LibreOffice/6.4.7.2$Linux_X86_64 LibreOffice_project/40$Build-2</meta:generator>
  </office:meta>
</office:document-meta>
</file>